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ultraBullet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>blitz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correspondence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402" calcext:value-type="float">
            <text:p>6402</text:p>
          </table:table-cell>
          <table:table-cell office:value-type="float" office:value="139745" calcext:value-type="float">
            <text:p>139745</text:p>
          </table:table-cell>
          <table:table-cell office:value-type="float" office:value="183542" calcext:value-type="float">
            <text:p>183542</text:p>
          </table:table-cell>
          <table:table-cell office:value-type="float" office:value="61644" calcext:value-type="float">
            <text:p>61644</text:p>
          </table:table-cell>
          <table:table-cell office:value-type="float" office:value="3907" calcext:value-type="float">
            <text:p>3907</text:p>
          </table:table-cell>
          <table:table-cell office:value-type="float" office:value="781" calcext:value-type="float">
            <text:p>781</text:p>
          </table:table-cell>
          <table:table-cell table:formula="of:=SUM([.B2:.G2])" office:value-type="float" office:value="396021" calcext:value-type="float">
            <text:p>396021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054" calcext:value-type="float">
            <text:p>4054</text:p>
          </table:table-cell>
          <table:table-cell office:value-type="float" office:value="135172" calcext:value-type="float">
            <text:p>135172</text:p>
          </table:table-cell>
          <table:table-cell office:value-type="float" office:value="189541" calcext:value-type="float">
            <text:p>189541</text:p>
          </table:table-cell>
          <table:table-cell office:value-type="float" office:value="53992" calcext:value-type="float">
            <text:p>53992</text:p>
          </table:table-cell>
          <table:table-cell office:value-type="float" office:value="2375" calcext:value-type="float">
            <text:p>2375</text:p>
          </table:table-cell>
          <table:table-cell office:value-type="float" office:value="408" calcext:value-type="float">
            <text:p>408</text:p>
          </table:table-cell>
          <table:table-cell table:formula="of:=SUM([.B3:.G3])" office:value-type="float" office:value="385542" calcext:value-type="float">
            <text:p>385542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41" calcext:value-type="float">
            <text:p>941</text:p>
          </table:table-cell>
          <table:table-cell office:value-type="float" office:value="90460" calcext:value-type="float">
            <text:p>90460</text:p>
          </table:table-cell>
          <table:table-cell office:value-type="float" office:value="130884" calcext:value-type="float">
            <text:p>130884</text:p>
          </table:table-cell>
          <table:table-cell office:value-type="float" office:value="30262" calcext:value-type="float">
            <text:p>30262</text:p>
          </table:table-cell>
          <table:table-cell office:value-type="float" office:value="664" calcext:value-type="float">
            <text:p>664</text:p>
          </table:table-cell>
          <table:table-cell office:value-type="float" office:value="174" calcext:value-type="float">
            <text:p>174</text:p>
          </table:table-cell>
          <table:table-cell table:formula="of:=SUM([.B4:.G4])" office:value-type="float" office:value="253385" calcext:value-type="float">
            <text:p>253385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51" calcext:value-type="float">
            <text:p>251</text:p>
          </table:table-cell>
          <table:table-cell office:value-type="float" office:value="49598" calcext:value-type="float">
            <text:p>49598</text:p>
          </table:table-cell>
          <table:table-cell office:value-type="float" office:value="61282" calcext:value-type="float">
            <text:p>61282</text:p>
          </table:table-cell>
          <table:table-cell office:value-type="float" office:value="8602" calcext:value-type="float">
            <text:p>8602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table:formula="of:=SUM([.B5:.G5])" office:value-type="float" office:value="119876" calcext:value-type="float">
            <text:p>119876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8604" calcext:value-type="float">
            <text:p>8604</text:p>
          </table:table-cell>
          <table:table-cell office:value-type="float" office:value="5674" calcext:value-type="float">
            <text:p>5674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:.G6])" office:value-type="float" office:value="14525" calcext:value-type="float">
            <text:p>14525</text:p>
          </table:table-cell>
          <table:table-cell/>
        </table:table-row>
        <table:table-row table:style-name="ro1">
          <table:table-cell/>
          <table:table-cell table:formula="of:=SUM([.B2:.B6])" office:value-type="float" office:value="11648" calcext:value-type="float">
            <text:p>11648</text:p>
          </table:table-cell>
          <table:table-cell table:formula="of:=SUM([.C2:.C6])" office:value-type="float" office:value="423579" calcext:value-type="float">
            <text:p>423579</text:p>
          </table:table-cell>
          <table:table-cell table:formula="of:=SUM([.D2:.D6])" office:value-type="float" office:value="570923" calcext:value-type="float">
            <text:p>570923</text:p>
          </table:table-cell>
          <table:table-cell table:formula="of:=SUM([.E2:.E6])" office:value-type="float" office:value="154747" calcext:value-type="float">
            <text:p>154747</text:p>
          </table:table-cell>
          <table:table-cell table:formula="of:=SUM([.F2:.F6])" office:value-type="float" office:value="7040" calcext:value-type="float">
            <text:p>7040</text:p>
          </table:table-cell>
          <table:table-cell table:formula="of:=SUM([.G2:.G6])" office:value-type="float" office:value="1412" calcext:value-type="float">
            <text:p>1412</text:p>
          </table:table-cell>
          <table:table-cell table:formula="of:=SUM([.H2:.H6])" office:value-type="float" office:value="1169349" calcext:value-type="float">
            <text:p>1169349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ultraBullet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>blitz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correspondence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15000/MAX(15000;[.B2])" office:value-type="float" office:value="1" calcext:value-type="float">
            <text:p>1</text:p>
          </table:table-cell>
          <table:table-cell table:formula="of:=15000/MAX(15000;[.C2])" office:value-type="float" office:value="0.107338366310065" calcext:value-type="float">
            <text:p>0.107338366310065</text:p>
          </table:table-cell>
          <table:table-cell table:formula="of:=15000/MAX(15000;[.D2])" office:value-type="float" office:value="0.0817251637227447" calcext:value-type="float">
            <text:p>0.0817251637227447</text:p>
          </table:table-cell>
          <table:table-cell table:formula="of:=15000/MAX(15000;[.E2])" office:value-type="float" office:value="0.243332684446175" calcext:value-type="float">
            <text:p>0.243332684446175</text:p>
          </table:table-cell>
          <table:table-cell table:formula="of:=15000/MAX(15000;[.F2])" office:value-type="float" office:value="1" calcext:value-type="float">
            <text:p>1</text:p>
          </table:table-cell>
          <table:table-cell table:formula="of:=15000/MAX(15000;[.G2])" office:value-type="float" office:value="1" calcext:value-type="float">
            <text:p>1</text:p>
          </table:table-cell>
          <table:table-cell table:formula="of:=SUM([.B10:.G10])" office:value-type="float" office:value="3.43239621447898" calcext:value-type="float">
            <text:p>3.43239621447898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15000/MAX(15000;[.B3])" office:value-type="float" office:value="1" calcext:value-type="float">
            <text:p>1</text:p>
          </table:table-cell>
          <table:table-cell table:formula="of:=15000/MAX(15000;[.C3])" office:value-type="float" office:value="0.110969727458349" calcext:value-type="float">
            <text:p>0.110969727458349</text:p>
          </table:table-cell>
          <table:table-cell table:formula="of:=15000/MAX(15000;[.D3])" office:value-type="float" office:value="0.0791385504983091" calcext:value-type="float">
            <text:p>0.0791385504983091</text:p>
          </table:table-cell>
          <table:table-cell table:formula="of:=15000/MAX(15000;[.E3])" office:value-type="float" office:value="0.277818936138687" calcext:value-type="float">
            <text:p>0.277818936138687</text:p>
          </table:table-cell>
          <table:table-cell table:formula="of:=15000/MAX(15000;[.F3])" office:value-type="float" office:value="1" calcext:value-type="float">
            <text:p>1</text:p>
          </table:table-cell>
          <table:table-cell table:formula="of:=15000/MAX(15000;[.G3])" office:value-type="float" office:value="1" calcext:value-type="float">
            <text:p>1</text:p>
          </table:table-cell>
          <table:table-cell table:formula="of:=SUM([.B11:.G11])" office:value-type="float" office:value="3.46792721409535" calcext:value-type="float">
            <text:p>3.46792721409535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15000/MAX(15000;[.B4])" office:value-type="float" office:value="1" calcext:value-type="float">
            <text:p>1</text:p>
          </table:table-cell>
          <table:table-cell table:formula="of:=15000/MAX(15000;[.C4])" office:value-type="float" office:value="0.165819146584126" calcext:value-type="float">
            <text:p>0.165819146584126</text:p>
          </table:table-cell>
          <table:table-cell table:formula="of:=15000/MAX(15000;[.D4])" office:value-type="float" office:value="0.114605299349042" calcext:value-type="float">
            <text:p>0.114605299349042</text:p>
          </table:table-cell>
          <table:table-cell table:formula="of:=15000/MAX(15000;[.E4])" office:value-type="float" office:value="0.495671138721829" calcext:value-type="float">
            <text:p>0.495671138721829</text:p>
          </table:table-cell>
          <table:table-cell table:formula="of:=15000/MAX(15000;[.F4])" office:value-type="float" office:value="1" calcext:value-type="float">
            <text:p>1</text:p>
          </table:table-cell>
          <table:table-cell table:formula="of:=15000/MAX(15000;[.G4])" office:value-type="float" office:value="1" calcext:value-type="float">
            <text:p>1</text:p>
          </table:table-cell>
          <table:table-cell table:formula="of:=SUM([.B12:.G12])" office:value-type="float" office:value="3.776095584655" calcext:value-type="float">
            <text:p>3.776095584655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15000/MAX(15000;[.B5])" office:value-type="float" office:value="1" calcext:value-type="float">
            <text:p>1</text:p>
          </table:table-cell>
          <table:table-cell table:formula="of:=15000/MAX(15000;[.C5])" office:value-type="float" office:value="0.30243154965926" calcext:value-type="float">
            <text:p>0.30243154965926</text:p>
          </table:table-cell>
          <table:table-cell table:formula="of:=15000/MAX(15000;[.D5])" office:value-type="float" office:value="0.244770079305506" calcext:value-type="float">
            <text:p>0.244770079305506</text:p>
          </table:table-cell>
          <table:table-cell table:formula="of:=15000/MAX(15000;[.E5])" office:value-type="float" office:value="1" calcext:value-type="float">
            <text:p>1</text:p>
          </table:table-cell>
          <table:table-cell table:formula="of:=15000/MAX(15000;[.F5])" office:value-type="float" office:value="1" calcext:value-type="float">
            <text:p>1</text:p>
          </table:table-cell>
          <table:table-cell table:formula="of:=15000/MAX(15000;[.G5])" office:value-type="float" office:value="1" calcext:value-type="float">
            <text:p>1</text:p>
          </table:table-cell>
          <table:table-cell table:formula="of:=SUM([.B13:.G13])" office:value-type="float" office:value="4.54720162896477" calcext:value-type="float">
            <text:p>4.54720162896477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15000/MAX(15000;[.B6])" office:value-type="float" office:value="1" calcext:value-type="float">
            <text:p>1</text:p>
          </table:table-cell>
          <table:table-cell table:formula="of:=15000/MAX(15000;[.C6])" office:value-type="float" office:value="1" calcext:value-type="float">
            <text:p>1</text:p>
          </table:table-cell>
          <table:table-cell table:formula="of:=15000/MAX(15000;[.D6])" office:value-type="float" office:value="1" calcext:value-type="float">
            <text:p>1</text:p>
          </table:table-cell>
          <table:table-cell table:formula="of:=15000/MAX(15000;[.E6])" office:value-type="float" office:value="1" calcext:value-type="float">
            <text:p>1</text:p>
          </table:table-cell>
          <table:table-cell table:formula="of:=15000/MAX(15000;[.F6])" office:value-type="float" office:value="1" calcext:value-type="float">
            <text:p>1</text:p>
          </table:table-cell>
          <table:table-cell table:formula="of:=15000/MAX(15000;[.G6])" office:value-type="float" office:value="1" calcext:value-type="float">
            <text:p>1</text:p>
          </table:table-cell>
          <table:table-cell table:formula="of:=SUM([.B14:.G14])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formula="of:=SUM([.B10:.B14])" office:value-type="float" office:value="5" calcext:value-type="float">
            <text:p>5</text:p>
          </table:table-cell>
          <table:table-cell table:formula="of:=SUM([.C10:.C14])" office:value-type="float" office:value="1.6865587900118" calcext:value-type="float">
            <text:p>1.6865587900118</text:p>
          </table:table-cell>
          <table:table-cell table:formula="of:=SUM([.D10:.D14])" office:value-type="float" office:value="1.5202390928756" calcext:value-type="float">
            <text:p>1.5202390928756</text:p>
          </table:table-cell>
          <table:table-cell table:formula="of:=SUM([.E10:.E14])" office:value-type="float" office:value="3.01682275930669" calcext:value-type="float">
            <text:p>3.01682275930669</text:p>
          </table:table-cell>
          <table:table-cell table:formula="of:=SUM([.F10:.F14])" office:value-type="float" office:value="5" calcext:value-type="float">
            <text:p>5</text:p>
          </table:table-cell>
          <table:table-cell table:formula="of:=SUM([.G10:.G14])" office:value-type="float" office:value="5" calcext:value-type="float">
            <text:p>5</text:p>
          </table:table-cell>
          <table:table-cell table:formula="of:=SUM([.H10:.H14])" office:value-type="float" office:value="21.2236206421941" calcext:value-type="float">
            <text:p>21.2236206421941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ultraBullet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>blitz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correspondence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.B2]*[.B10]" office:value-type="float" office:value="6402" calcext:value-type="float">
            <text:p>6402</text:p>
          </table:table-cell>
          <table:table-cell table:formula="of:=[.C2]*[.C10]" office:value-type="float" office:value="15000" calcext:value-type="float">
            <text:p>15000</text:p>
          </table:table-cell>
          <table:table-cell table:formula="of:=[.D2]*[.D10]" office:value-type="float" office:value="15000" calcext:value-type="float">
            <text:p>15000</text:p>
          </table:table-cell>
          <table:table-cell table:formula="of:=[.E2]*[.E10]" office:value-type="float" office:value="15000" calcext:value-type="float">
            <text:p>15000</text:p>
          </table:table-cell>
          <table:table-cell table:formula="of:=[.F2]*[.F10]" office:value-type="float" office:value="3907" calcext:value-type="float">
            <text:p>3907</text:p>
          </table:table-cell>
          <table:table-cell table:formula="of:=[.G2]*[.G10]" office:value-type="float" office:value="781" calcext:value-type="float">
            <text:p>781</text:p>
          </table:table-cell>
          <table:table-cell table:formula="of:=SUM([.B18:.G18])" office:value-type="float" office:value="56090" calcext:value-type="float">
            <text:p>56090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[.B3]*[.B11]" office:value-type="float" office:value="4054" calcext:value-type="float">
            <text:p>4054</text:p>
          </table:table-cell>
          <table:table-cell table:formula="of:=[.C3]*[.C11]" office:value-type="float" office:value="15000" calcext:value-type="float">
            <text:p>15000</text:p>
          </table:table-cell>
          <table:table-cell table:formula="of:=[.D3]*[.D11]" office:value-type="float" office:value="15000" calcext:value-type="float">
            <text:p>15000</text:p>
          </table:table-cell>
          <table:table-cell table:formula="of:=[.E3]*[.E11]" office:value-type="float" office:value="15000" calcext:value-type="float">
            <text:p>15000</text:p>
          </table:table-cell>
          <table:table-cell table:formula="of:=[.F3]*[.F11]" office:value-type="float" office:value="2375" calcext:value-type="float">
            <text:p>2375</text:p>
          </table:table-cell>
          <table:table-cell table:formula="of:=[.G3]*[.G11]" office:value-type="float" office:value="408" calcext:value-type="float">
            <text:p>408</text:p>
          </table:table-cell>
          <table:table-cell table:formula="of:=SUM([.B19:.G19])" office:value-type="float" office:value="51837" calcext:value-type="float">
            <text:p>51837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B4]*[.B12]" office:value-type="float" office:value="941" calcext:value-type="float">
            <text:p>941</text:p>
          </table:table-cell>
          <table:table-cell table:formula="of:=[.C4]*[.C12]" office:value-type="float" office:value="15000" calcext:value-type="float">
            <text:p>15000</text:p>
          </table:table-cell>
          <table:table-cell table:formula="of:=[.D4]*[.D12]" office:value-type="float" office:value="15000" calcext:value-type="float">
            <text:p>15000</text:p>
          </table:table-cell>
          <table:table-cell table:formula="of:=[.E4]*[.E12]" office:value-type="float" office:value="15000" calcext:value-type="float">
            <text:p>15000</text:p>
          </table:table-cell>
          <table:table-cell table:formula="of:=[.F4]*[.F12]" office:value-type="float" office:value="664" calcext:value-type="float">
            <text:p>664</text:p>
          </table:table-cell>
          <table:table-cell table:formula="of:=[.G4]*[.G12]" office:value-type="float" office:value="174" calcext:value-type="float">
            <text:p>174</text:p>
          </table:table-cell>
          <table:table-cell table:formula="of:=SUM([.B20:.G20])" office:value-type="float" office:value="46779" calcext:value-type="float">
            <text:p>46779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[.B5]*[.B13]" office:value-type="float" office:value="251" calcext:value-type="float">
            <text:p>251</text:p>
          </table:table-cell>
          <table:table-cell table:formula="of:=[.C5]*[.C13]" office:value-type="float" office:value="15000" calcext:value-type="float">
            <text:p>15000</text:p>
          </table:table-cell>
          <table:table-cell table:formula="of:=[.D5]*[.D13]" office:value-type="float" office:value="15000" calcext:value-type="float">
            <text:p>15000</text:p>
          </table:table-cell>
          <table:table-cell table:formula="of:=[.E5]*[.E13]" office:value-type="float" office:value="8602" calcext:value-type="float">
            <text:p>8602</text:p>
          </table:table-cell>
          <table:table-cell table:formula="of:=[.F5]*[.F13]" office:value-type="float" office:value="94" calcext:value-type="float">
            <text:p>94</text:p>
          </table:table-cell>
          <table:table-cell table:formula="of:=[.G5]*[.G13]" office:value-type="float" office:value="49" calcext:value-type="float">
            <text:p>49</text:p>
          </table:table-cell>
          <table:table-cell table:formula="of:=SUM([.B21:.G21])" office:value-type="float" office:value="38996" calcext:value-type="float">
            <text:p>38996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B6]*[.B14]" office:value-type="float" office:value="0" calcext:value-type="float">
            <text:p>0</text:p>
          </table:table-cell>
          <table:table-cell table:formula="of:=[.C6]*[.C14]" office:value-type="float" office:value="8604" calcext:value-type="float">
            <text:p>8604</text:p>
          </table:table-cell>
          <table:table-cell table:formula="of:=[.D6]*[.D14]" office:value-type="float" office:value="5674" calcext:value-type="float">
            <text:p>5674</text:p>
          </table:table-cell>
          <table:table-cell table:formula="of:=[.E6]*[.E14]" office:value-type="float" office:value="247" calcext:value-type="float">
            <text:p>247</text:p>
          </table:table-cell>
          <table:table-cell table:formula="of:=[.F6]*[.F14]" office:value-type="float" office:value="0" calcext:value-type="float">
            <text:p>0</text:p>
          </table:table-cell>
          <table:table-cell table:formula="of:=[.G6]*[.G14]" office:value-type="float" office:value="0" calcext:value-type="float">
            <text:p>0</text:p>
          </table:table-cell>
          <table:table-cell table:formula="of:=SUM([.B22:.G22])" office:value-type="float" office:value="14525" calcext:value-type="float">
            <text:p>14525</text:p>
          </table:table-cell>
          <table:table-cell/>
        </table:table-row>
        <table:table-row table:style-name="ro1">
          <table:table-cell/>
          <table:table-cell table:formula="of:=SUM([.B18:.B22])" office:value-type="float" office:value="11648" calcext:value-type="float">
            <text:p>11648</text:p>
          </table:table-cell>
          <table:table-cell table:formula="of:=SUM([.C18:.C22])" office:value-type="float" office:value="68604" calcext:value-type="float">
            <text:p>68604</text:p>
          </table:table-cell>
          <table:table-cell table:formula="of:=SUM([.D18:.D22])" office:value-type="float" office:value="65674" calcext:value-type="float">
            <text:p>65674</text:p>
          </table:table-cell>
          <table:table-cell table:formula="of:=SUM([.E18:.E22])" office:value-type="float" office:value="53849" calcext:value-type="float">
            <text:p>53849</text:p>
          </table:table-cell>
          <table:table-cell table:formula="of:=SUM([.F18:.F22])" office:value-type="float" office:value="7040" calcext:value-type="float">
            <text:p>7040</text:p>
          </table:table-cell>
          <table:table-cell table:formula="of:=SUM([.G18:.G22])" office:value-type="float" office:value="1412" calcext:value-type="float">
            <text:p>1412</text:p>
          </table:table-cell>
          <table:table-cell table:formula="of:=SUM([.H18:.H22])" office:value-type="float" office:value="208227" calcext:value-type="float">
            <text:p>208227</text:p>
          </table:table-cell>
          <table:table-cell table:formula="of:=[.H23]/[.H7]" office:value-type="float" office:value="0.178070875333198" calcext:value-type="float">
            <text:p>0.1780708753331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 style:data-style-name="N2" text:time-value="12:39:51.91810505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7T16:40:20.770381078</meta:creation-date>
    <dc:date>2021-11-03T12:44:09.083114494</dc:date>
    <meta:editing-duration>PT24M16S</meta:editing-duration>
    <meta:editing-cycles>7</meta:editing-cycles>
    <meta:generator>LibreOffice/7.2.2.2$Linux_X86_64 LibreOffice_project/20$Build-2</meta:generator>
    <meta:document-statistic meta:table-count="1" meta:cell-count="160" meta:object-count="0"/>
  </office:meta>
</office:document-meta>
</file>